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color="#6666ff"/>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style:contextual-spacing="false" fo:text-align="center" style:justify-single-word="false" fo:text-indent="0.499cm" style:auto-text-indent="false"/>
      <style:text-properties fo:language="ru" fo:country="RU"/>
    </style:style>
    <style:style style:name="P1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1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fo:font-style="normal" style:font-style-asian="normal" style:font-style-complex="normal"/>
    </style:style>
    <style:style style:name="P18" style:family="paragraph" style:parent-style-name="Text_20_body">
      <style:text-properties fo:language="ru" fo:country="RU"/>
    </style:style>
    <style:style style:name="P19" style:family="paragraph" style:parent-style-name="Text_20_body">
      <style:paragraph-properties fo:text-align="justify" style:justify-single-word="false"/>
      <style:text-properties fo:language="ru" fo:country="RU"/>
    </style:style>
    <style:style style:name="P20" style:family="paragraph" style:parent-style-name="Text_20_body">
      <style:paragraph-properties fo:text-align="justify" style:justify-single-word="false"/>
    </style:style>
    <style:style style:name="P21" style:family="paragraph" style:parent-style-name="Text_20_body">
      <style:paragraph-properties fo:margin-top="0cm" fo:margin-bottom="0.212cm" style:contextual-spacing="false" fo:text-align="justify" style:justify-single-word="false"/>
      <style:text-properties fo:language="ru" fo:country="RU"/>
    </style:style>
    <style:style style:name="P22" style:family="paragraph" style:parent-style-name="Text_20_body">
      <style:paragraph-properties fo:margin-top="0cm" fo:margin-bottom="0.212cm" style:contextual-spacing="false" fo:text-align="justify" style:justify-single-word="false"/>
      <style:text-properties fo:language="en" fo:country="US"/>
    </style:style>
    <style:style style:name="P23"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24" style:family="paragraph" style:parent-style-name="Text_20_body">
      <style:paragraph-properties fo:margin-top="0cm" fo:margin-bottom="0.212cm" style:contextual-spacing="false" fo:text-align="justify" style:justify-single-word="false"/>
      <style:text-properties style:use-window-font-color="true" fo:language="ru" fo:country="RU" fo:background-color="transparent"/>
    </style:style>
    <style:style style:name="P25" style:family="paragraph" style:parent-style-name="Text_20_body">
      <style:paragraph-properties fo:margin-top="0cm" fo:margin-bottom="0.212cm" style:contextual-spacing="false" fo:text-align="justify" style:justify-single-word="false"/>
      <style:text-properties fo:color="#ff3333" fo:language="ru" fo:country="RU"/>
    </style:style>
    <style:style style:name="P26"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27" style:family="paragraph" style:parent-style-name="First_20_line_20_indent">
      <style:text-properties fo:language="ru" fo:country="RU"/>
    </style:style>
    <style:style style:name="P28" style:family="paragraph" style:parent-style-name="First_20_line_20_indent">
      <style:text-properties fo:font-size="15pt" fo:language="ru" fo:country="RU" style:font-size-asian="15pt" style:font-size-complex="15pt"/>
    </style:style>
    <style:style style:name="P29" style:family="paragraph" style:parent-style-name="First_20_line_20_indent">
      <style:paragraph-properties fo:margin-left="0cm" fo:margin-right="0cm" fo:text-indent="0cm" style:auto-text-indent="false"/>
      <style:text-properties fo:language="ru" fo:country="RU"/>
    </style:style>
    <style:style style:name="P30"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3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32"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3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3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36"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37" style:family="paragraph" style:parent-style-name="Text_20_body">
      <style:paragraph-properties fo:margin-left="0cm" fo:margin-right="0cm" fo:text-align="justify" style:justify-single-word="false" fo:text-indent="0cm" style:auto-text-indent="false"/>
    </style:style>
    <style:style style:name="P38"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cm" style:auto-text-indent="false"/>
      <style:text-properties fo:language="en" fo:country="US"/>
    </style:style>
    <style:style style:name="P40" style:family="paragraph" style:parent-style-name="Text_20_body">
      <style:paragraph-properties fo:margin-left="0cm" fo:margin-right="0cm" fo:text-align="center" style:justify-single-word="false" fo:text-indent="0cm" style:auto-text-indent="false"/>
    </style:style>
    <style:style style:name="P41" style:family="paragraph" style:parent-style-name="Heading_20_1">
      <style:paragraph-properties fo:margin-left="0cm" fo:margin-right="0cm" fo:text-align="center" style:justify-single-word="false" fo:text-indent="0.499cm" style:auto-text-indent="false"/>
    </style:style>
    <style:style style:name="P42" style:family="paragraph" style:parent-style-name="Heading_20_2">
      <style:text-properties fo:language="ru" fo:country="RU"/>
    </style:style>
    <style:style style:name="P43" style:family="paragraph" style:parent-style-name="Heading_20_2">
      <style:paragraph-properties fo:margin-left="0cm" fo:margin-right="0cm" fo:text-indent="0.499cm" style:auto-text-indent="false"/>
    </style:style>
    <style:style style:name="P44" style:family="paragraph" style:parent-style-name="First_20_line_20_indent" style:list-style-name="L17">
      <style:text-properties fo:language="ru" fo:country="RU"/>
    </style:style>
    <style:style style:name="P45" style:family="paragraph" style:parent-style-name="First_20_line_20_indent" style:list-style-name="L18">
      <style:text-properties fo:language="ru" fo:country="RU"/>
    </style:style>
    <style:style style:name="P46" style:family="paragraph" style:parent-style-name="First_20_line_20_indent" style:list-style-name="L18">
      <style:paragraph-properties fo:margin-left="0cm" fo:margin-right="0cm" fo:text-indent="0cm" style:auto-text-indent="false"/>
      <style:text-properties fo:language="ru" fo:country="RU"/>
    </style:style>
    <style:style style:name="P47" style:family="paragraph" style:parent-style-name="Text_20_body" style:list-style-name="L1">
      <style:paragraph-properties fo:text-align="justify" style:justify-single-word="false"/>
    </style:style>
    <style:style style:name="P48" style:family="paragraph" style:parent-style-name="Text_20_body" style:list-style-name="L1">
      <style:paragraph-properties fo:text-align="justify" style:justify-single-word="false"/>
      <style:text-properties fo:language="ru" fo:country="RU"/>
    </style:style>
    <style:style style:name="P49" style:family="paragraph" style:parent-style-name="Text_20_body" style:list-style-name="L2">
      <style:paragraph-properties fo:text-align="justify" style:justify-single-word="false"/>
      <style:text-properties fo:language="ru" fo:country="RU"/>
    </style:style>
    <style:style style:name="P50" style:family="paragraph" style:parent-style-name="Text_20_body" style:list-style-name="L9">
      <style:paragraph-properties fo:text-align="justify" style:justify-single-word="false"/>
      <style:text-properties fo:language="ru" fo:country="RU"/>
    </style:style>
    <style:style style:name="P51" style:family="paragraph" style:parent-style-name="Text_20_body" style:list-style-name="L10">
      <style:paragraph-properties fo:text-align="justify" style:justify-single-word="false"/>
      <style:text-properties fo:language="ru" fo:country="RU"/>
    </style:style>
    <style:style style:name="P52" style:family="paragraph" style:parent-style-name="Text_20_body" style:list-style-name="L11">
      <style:paragraph-properties fo:text-align="justify" style:justify-single-word="false"/>
      <style:text-properties fo:language="ru" fo:country="RU"/>
    </style:style>
    <style:style style:name="P53" style:family="paragraph" style:parent-style-name="Text_20_body" style:list-style-name="L3">
      <style:text-properties fo:language="ru" fo:country="RU"/>
    </style:style>
    <style:style style:name="P54" style:family="paragraph" style:parent-style-name="Text_20_body" style:list-style-name="L7">
      <style:text-properties fo:language="ru" fo:country="RU"/>
    </style:style>
    <style:style style:name="P55" style:family="paragraph" style:parent-style-name="Text_20_body" style:list-style-name="L8">
      <style:text-properties fo:language="ru" fo:country="RU"/>
    </style:style>
    <style:style style:name="P56"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57"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58"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5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0d621a"/>
    </style:style>
    <style:style style:name="P60"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1" style:family="paragraph" style:parent-style-name="Text_20_body" style:list-style-name="L1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2" style:family="paragraph" style:parent-style-name="Text_20_body" style:list-style-name="L2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3" style:family="paragraph" style:parent-style-name="Text_20_body">
      <style:paragraph-properties fo:margin-left="0cm" fo:margin-right="0cm" fo:text-align="justify" style:justify-single-word="false" fo:text-indent="0.499cm" style:auto-text-indent="false"/>
      <style:text-properties fo:language="en" fo:country="US" officeooo:rsid="00052598" officeooo:paragraph-rsid="00052598"/>
    </style:style>
    <style:style style:name="P64" style:family="paragraph" style:parent-style-name="Text_20_body" style:list-style-name="L13">
      <style:paragraph-properties fo:margin-top="0cm" fo:margin-bottom="0.212cm" style:contextual-spacing="false" fo:text-align="justify" style:justify-single-word="false"/>
      <style:text-properties fo:language="ru" fo:country="RU"/>
    </style:style>
    <style:style style:name="P65"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66"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67"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68"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69" style:family="paragraph" style:parent-style-name="Text_20_body" style:list-style-name="L19">
      <style:paragraph-properties fo:margin-top="0cm" fo:margin-bottom="0.212cm" style:contextual-spacing="false" fo:text-align="justify" style:justify-single-word="false"/>
      <style:text-properties style:use-window-font-color="true" fo:language="ru" fo:country="RU" fo:background-color="transparent"/>
    </style:style>
    <style:style style:name="P70" style:family="paragraph" style:parent-style-name="Text_20_body" style:list-style-name="L20">
      <style:paragraph-properties fo:margin-top="0cm" fo:margin-bottom="0.212cm" style:contextual-spacing="false" fo:text-align="justify" style:justify-single-word="false"/>
      <style:text-properties style:use-window-font-color="true" fo:language="ru" fo:country="RU" fo:background-color="transparent"/>
    </style:style>
    <style:style style:name="P71" style:family="paragraph" style:parent-style-name="Text_20_body" style:list-style-name="L21">
      <style:paragraph-properties fo:margin-top="0cm" fo:margin-bottom="0.212cm" style:contextual-spacing="false" fo:text-align="justify" style:justify-single-word="false"/>
      <style:text-properties style:use-window-font-color="true" fo:language="ru" fo:country="RU"/>
    </style:style>
    <style:style style:name="P72" style:family="paragraph" style:parent-style-name="Text_20_body" style:list-style-name="L23">
      <style:paragraph-properties fo:margin-top="0cm" fo:margin-bottom="0.212cm" style:contextual-spacing="false" fo:text-align="justify" style:justify-single-word="false"/>
      <style:text-properties fo:language="en" fo:country="US"/>
    </style:style>
    <style:style style:name="P73" style:family="paragraph" style:parent-style-name="Text_20_body" style:list-style-name="L23">
      <style:paragraph-properties fo:margin-top="0cm" fo:margin-bottom="0.212cm" style:contextual-spacing="false" fo:text-align="justify" style:justify-single-word="false"/>
      <style:text-properties fo:color="#ff3333" fo:language="ru" fo:country="RU"/>
    </style:style>
    <style:style style:name="P7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7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7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paragraph-rsid="001145b4"/>
    </style:style>
    <style:style style:name="T1" style:family="text">
      <style:text-properties fo:language="ru" fo:country="RU"/>
    </style:style>
    <style:style style:name="T2" style:family="text">
      <style:text-properties fo:language="ru" fo:country="RU" officeooo:rsid="0000d162"/>
    </style:style>
    <style:style style:name="T3" style:family="text">
      <style:text-properties fo:language="ru" fo:country="RU" officeooo:rsid="00023cff"/>
    </style:style>
    <style:style style:name="T4" style:family="text">
      <style:text-properties fo:language="ru" fo:country="RU" officeooo:rsid="00044e3a"/>
    </style:style>
    <style:style style:name="T5" style:family="text">
      <style:text-properties fo:language="ru" fo:country="RU" officeooo:rsid="00052598"/>
    </style:style>
    <style:style style:name="T6" style:family="text">
      <style:text-properties fo:language="ru" fo:country="RU" officeooo:rsid="00089014"/>
    </style:style>
    <style:style style:name="T7" style:family="text">
      <style:text-properties fo:language="ru" fo:country="RU" officeooo:rsid="000b5a1f"/>
    </style:style>
    <style:style style:name="T8" style:family="text">
      <style:text-properties fo:language="ru" fo:country="RU" officeooo:rsid="000cdd3e"/>
    </style:style>
    <style:style style:name="T9" style:family="text">
      <style:text-properties fo:language="ru" fo:country="RU" officeooo:rsid="000d621a"/>
    </style:style>
    <style:style style:name="T10" style:family="text">
      <style:text-properties fo:language="ru" fo:country="RU" officeooo:rsid="000ffdaf"/>
    </style:style>
    <style:style style:name="T11" style:family="text">
      <style:text-properties fo:language="en" fo:country="US"/>
    </style:style>
    <style:style style:name="T12" style:family="text">
      <style:text-properties fo:language="en" fo:country="US" fo:font-style="italic" style:font-style-asian="italic" style:font-style-complex="italic"/>
    </style:style>
    <style:style style:name="T13" style:family="text">
      <style:text-properties fo:color="#ff3333"/>
    </style:style>
    <style:style style:name="T14" style:family="text">
      <style:text-properties fo:color="#ff3333" fo:language="ru" fo:country="RU"/>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fo:language="ru" fo:country="RU"/>
    </style:style>
    <style:style style:name="T18" style:family="text">
      <style:text-properties fo:color="#ff6600"/>
    </style:style>
    <style:style style:name="T19" style:family="text">
      <style:text-properties fo:color="#ff6600" fo:language="ru" fo:country="RU"/>
    </style:style>
    <style:style style:name="T20" style:family="text">
      <style:text-properties fo:color="#ff6600" fo:language="ru" fo:country="RU" fo:font-style="normal" style:font-style-asian="normal" style:font-style-complex="normal"/>
    </style:style>
    <style:style style:name="T21" style:family="text">
      <style:text-properties fo:font-weight="bold" style:font-weight-asian="bold" style:font-weight-complex="bold"/>
    </style:style>
    <style:style style:name="T22" style:family="text">
      <style:text-properties style:use-window-font-color="true"/>
    </style:style>
    <style:style style:name="T23" style:family="text">
      <style:text-properties fo:background-color="transparent"/>
    </style:style>
    <style:style style:name="T24" style:family="text">
      <style:text-properties officeooo:rsid="00044e3a"/>
    </style:style>
    <style:style style:name="T25" style:family="text">
      <style:text-properties officeooo:rsid="00089014"/>
    </style:style>
    <style:style style:name="T26" style:family="text">
      <style:text-properties officeooo:rsid="000b5a1f"/>
    </style:style>
    <style:style style:name="T27" style:family="text">
      <style:text-properties officeooo:rsid="000cdd3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6055201132208679881" text:style-name="L1">
        <text:list-item>
          <text:p text:style-name="P47">добавить детектив <text:span text:style-name="T1">(реализовано)</text:span>+ магические уроки/трактаты Старсвирла</text:p>
        </text:list-item>
        <text:list-item>
          <text:p text:style-name="P48">Терра несколько раз пытается убить Макса (один раз — в аквапарке). Несколько раз Макса спасает Селестия (даёт приказы Нексусу)</text:p>
        </text:list-item>
        <text:list-item>
          <text:p text:style-name="P48">Книги:</text:p>
        </text:list-item>
      </text:list>
      <text:list xml:id="list65716512144600083" text:style-name="L2">
        <text:list-item>
          <text:p text:style-name="P49">«Великие грифоны прошлого» - из канона (5<text:span text:style-name="T11">s8e)</text:span></text:p>
        </text:list-item>
        <text:list-item>
          <text:p text:style-name="P49">«Высшие заклинания в повседневном использовании: от песчинки до дворца»</text:p>
        </text:list-item>
        <text:list-item>
          <text:p text:style-name="P49">«Малоизвестные аспекты магии трансформаций»</text:p>
        </text:list-item>
        <text:list-item>
          <text:p text:style-name="P4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9">Дасти Вейфарер «Зебрианская культура, быт и фольклор»</text:p>
        </text:list-item>
        <text:list-item>
          <text:p text:style-name="P49">«Краткая история Эквестрии»</text:p>
        </text:list-item>
        <text:list-item>
          <text:p text:style-name="P49">«Шедевры архитектуры Эквестрии» с разделом о Кантерлотском Королевском Дворце</text:p>
        </text:list-item>
        <text:list-item>
          <text:p text:style-name="P49">«Великие дела и великие чары». Страница 893: ...</text:p>
        </text:list-item>
      </text:list>
      <text:p text:style-name="P3"/>
      <text:h text:style-name="Heading_20_2" text:outline-level="2"><text:soft-page-break/>Факты об Эквестрии <text:span text:style-name="T1">(согласовать с вики)</text:span></text:h>
      <text:list xml:id="list4278882883766759022" text:style-name="L3">
        <text:list-item>
          <text:p text:style-name="P53">Эквестрия существует несколько тысячелетий. <text:span text:style-name="T25">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span></text:p>
        </text:list-item>
        <text:list-item>
          <text:p text:style-name="P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53">Селестия — переменчивая пони. В одно время не строгая, а в другое может быть такой, что страшно становится</text:p>
        </text:list-item>
        <text:list-item>
          <text:p text:style-name="P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53">Около 820-ти лет назад будущий маг Лайтнинг Стар поступил на обучение к наставнику Тииспоту</text:p>
        </text:list-item>
        <text:list-item>
          <text:p text:style-name="P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53">У Селестии грива и хвост развеваются и переливаются от магического шампуня</text:p>
        </text:list-item>
        <text:list-item>
          <text:p text:style-name="P53">Тело Селестии очень крепкое — может выдержать несколько тонн земли</text:p>
        </text:list-item>
        <text:list-item>
          <text:p text:style-name="P53">Дискорд намного старше принцесс, его магия сильнее ихней на голову</text:p>
        </text:list-item>
        <text:list-item>
          <text:p text:style-name="P53">Луна младше Селестии на 3 года. Сёстрам около 5000 лет</text:p>
        </text:list-item>
        <text:list-item>
          <text:p text:style-name="P53">Принцессы начали войну с Дискордом в возрасте, когда им было около 700 лет — и продолжалась война почти сто лет</text:p>
        </text:list-item>
        <text:list-item>
          <text:p text:style-name="P53">Самый главный враг сестёр и Дискорда — скука</text:p>
        </text:list-item>
        <text:list-item>
          <text:p text:style-name="P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53">Селестия в первые полторы тысячи лет путешествовала — и заварила несколько войн (две — с Эквестрией, в одной была против Луны)</text:p>
        </text:list-item>
        <text:list-item>
          <text:p text:style-name="P53">Настоящий цвет гривы Селестии — клубнично-розовая. Радужный цвет гривы и хвоста поддерживается магией</text:p>
        </text:list-item>
        <text:list-item>
          <text:p text:style-name="P53">Кроме Дискорда, старше сестёр ещё старейшина драконов</text:p>
        </text:list-item>
        <text:list-item>
          <text:p text:style-name="P53">Кэйденс не прожила и 60-ти лет и является низкорожденной</text:p>
        </text:list-item>
        <text:list-item>
          <text:p text:style-name="P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53">Народ тихо фигел от нововведений и с ещё большим ожесточением продолжал делать по-своему</text:p>
        </text:list-item>
        <text:list-item>
          <text:p text:style-name="P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text:soft-page-break/>Луна проводят магические эксперименты</text:p>
        </text:list-item>
        <text:list-item>
          <text:p text:style-name="P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53">Когда пони женятся, они обмениваются ножными браслетами</text:p>
        </text:list-item>
        <text:list-item>
          <text:p text:style-name="P53">Светилами, кроме сестёр, могут управлять единороги (группы), Дискорд, Твайлайт и Старсвирл</text:p>
        </text:list-item>
        <text:list-item>
          <text:p text:style-name="P53">Королева Кризалис — правительница Зелёной Долины</text:p>
        </text:list-item>
        <text:list-item>
          <text:p text:style-name="P53">Мать Луны и Селестии — аликорн Лорен. Мать Дискорда — Алиса (пони-человек)</text:p>
        </text:list-item>
        <text:list-item>
          <text:p text:style-name="P53">Сомбра куда более могущественный маг, чем Старсвирл</text:p>
        </text:list-item>
      </text:list>
      <text:p text:style-name="P1"/>
      <text:h text:style-name="P42" text:outline-level="2"/>
      <text:p text:style-name="P20"/>
      <text:p text:style-name="P20">Сюжет (детально)</text:p>
      <text:p text:style-name="P20">Терра</text:p>
      <text:p text:style-name="P20">Замок принцесс</text:p>
      <text:p text:style-name="P20">Кантерлот</text:p>
      <text:p text:style-name="P20">Рассказ Селестии (“1001 ночь”)</text:p>
      <text:p text:style-name="P20">ЛСД-чаепитие</text:p>
      <text:p text:style-name="P20">Рейд пони-рэйнджеров</text:p>
      <text:p text:style-name="P20">Рейд пони-рэйнджеров-2 (продолжение рейда пони-рэйнджеров)</text:p>
      <text:p text:style-name="P20">Продолжение ЛСД-чаепития</text:p>
      <text:p text:style-name="P20">В библиотеке замка Селестии</text:p>
      <text:p text:style-name="P20">Понивилль</text:p>
      <text:p text:style-name="P20">Знакомство с Элементами Гармонии</text:p>
      <text:p text:style-name="P20">Первый сеанс двойного сна. Рэрити</text:p>
      <text:p text:style-name="P20">День с Пинки</text:p>
      <text:p text:style-name="P20">День с Рэйнбоу Дэш</text:p>
      <text:p text:style-name="P20">Сон Рэрити</text:p>
      <text:p text:style-name="P20">Первый сон РД. Рекурсия</text:p>
      <text:p text:style-name="P20">Второй сон РД. Праздник опавших листьев</text:p>
      <text:p text:style-name="P20">Третий сон РД. Fallout</text:p>
      <text:p text:style-name="P20">Четвёртый сон РД. Объединяющий</text:p>
      <text:p text:style-name="P20">Исчезновение Селестии</text:p>
      <text:p text:style-name="P20">Поиск решения</text:p>
      <text:p text:style-name="P20">Поход к замку Принцес-2</text:p>
      <text:p text:style-name="P20">Терра</text:p>
      <text:p text:style-name="P20">Прибытие</text:p>
      <text:p text:style-name="P20"><text:soft-page-break/>Поиски</text:p>
      <text:p text:style-name="P20">Безнадёжность</text:p>
      <text:p text:style-name="P20">След</text:p>
      <text:p text:style-name="P20">Земля</text:p>
      <text:p text:style-name="P20"/>
      <text:h text:style-name="Heading_20_2" text:outline-level="2">Действующие лица</text:h>
      <text:h text:style-name="Heading_20_3" text:outline-level="3">Макс</text:h>
      <text:p text:style-name="P2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5">Возник в Эквестрии в качестве Стар Свирла Бородатого.</text:span></text:p>
      <text:h text:style-name="Heading_20_3" text:outline-level="3">Нексус</text:h>
      <text:p text:style-name="P20">Искусственный интеллект. Создан Владом и Максом. Разработан для управления корпорациями.</text:p>
      <text:h text:style-name="Heading_20_3" text:outline-level="3">Селестия</text:h>
      <text:p text:style-name="P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text:soft-page-break/>Рэрити</text:h>
      <text:p text:style-name="P3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3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7">Единорог. Холост, молод, мечтателен. Живёт в Кантерлоте. В свободное время рисует облака.</text:p>
      <text:h text:style-name="Heading_20_3" text:outline-level="3">Алекс</text:h>
      <text:p text:style-name="P37">Менеджер проектов, над одним из которых (Нексус) работает Макс.</text:p>
      <text:h text:style-name="Heading_20_3" text:outline-level="3">Ростик</text:h>
      <text:p text:style-name="P37">Лидер команды тестировщиков</text:p>
      <text:h text:style-name="Heading_20_3" text:outline-level="3">Стас</text:h>
      <text:p text:style-name="P37">Программист-новичок в команде Макса.</text:p>
      <text:h text:style-name="Heading_20_3" text:outline-level="3"><text:soft-page-break/>Рома</text:h>
      <text:p text:style-name="P37">Программист в команде UI-программистов</text:p>
      <text:h text:style-name="Heading_20_3" text:outline-level="3">Анджела</text:h>
      <text:p text:style-name="P37">Сисадмин. Флиртует с Максом.</text:p>
      <text:p text:style-name="P37"/>
      <text:h text:style-name="Heading_20_2" text:outline-level="2">Положения</text:h>
      <text:p text:style-name="P37">Без Магии в Эквестрии - технологии средних веков. Магия помогает работать паровым машинам, элетродвигателям, ДВС.</text:p>
      <text:h text:style-name="Heading_20_2" text:outline-level="2">Сноски</text:h>
      <text:p text:style-name="P37">Трактат Старсвирла Бородатого “Основы магического искусства”</text:p>
      <text:h text:style-name="Heading_20_2" text:outline-level="2">Сюжет (кратко)</text:h>
      <text:p text:style-name="P37">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7">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7">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7">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7">Оказывается, Селестия, Твайлайт, Луна и Дискорд сотворили самое таинственное и могучее заклинание <text:span text:style-name="T5">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text:soft-page-break/></text:p>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7">В начале каждой главы - рисунок мозаики, отображающий суть главы.</text:p>
      <text:h text:style-name="Heading_20_3" text:outline-level="3">Терра</text:h>
      <text:p text:style-name="P6">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11">&lt;</text:span><text:span text:style-name="T17">больше извинений. Макс ему уже ничем не обязан — типа уволился</text:span><text:span text:style-name="T11">&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text:soft-page-break/>Я запустил административную консоль и ввёл приветствие. Голосовой модуль у нас ещё не отлажен, обойдёмся текстом.</text:p>
      <text:p text:style-name="P3"><text:span text:style-name="T11">&lt;</text:span><text:span text:style-name="T18">Сделать диалог более «машинным»</text:span><text:span text:style-name="T11">&gt;</text:span></text:p>
      <text:p text:style-name="P5"><text:span text:style-name="T11">&gt;\</text:span>Привет, Нексус. Это Макс.</text:p>
      <text:p text:style-name="P5"><text:span text:style-name="T11">&lt;\</text:span>Привет Макс. </text:p>
      <text:p text:style-name="P5"><text:span text:style-name="T11">&gt;\</text:span>Как самочувствие?</text:p>
      <text:p text:style-name="P5"><text:span text:style-name="T11">&lt;\</text:span>Чувствую себя хорошо.</text:p>
      <text:p text:style-name="P5"><text:span text:style-name="T11">&gt;\</text:span>Выдай диагностику в сжатом формате.</text:p>
      <text:p text:style-name="P5"/>
      <text:p text:style-name="P1">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11">&gt;\</text:span>Как тебя зовут?</text:p>
      <text:p text:style-name="P5"><text:span text:style-name="T11">&lt;\</text:span>Нексус.</text:p>
      <text:p text:style-name="P5"><text:span text:style-name="T11">&gt;\</text:span>Сколько тебе лет?</text:p>
      <text:p text:style-name="P5"><text:span text:style-name="T11">&lt;\</text:span>Два года с начала запуска кластера.</text:p>
      <text:p text:style-name="P5"><text:span text:style-name="T11">&gt;\</text:span>Какой сейчас год?</text:p>
      <text:p text:style-name="P5"><text:span text:style-name="T11">&gt;\</text:span>2025-й.</text:p>
      <text:p text:style-name="P5"><text:span text:style-name="T11">&gt;\</text:span>Как называется наш проект?</text:p>
      <text:p text:style-name="P5"><text:span text:style-name="T11">&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11">&gt;\</text:span>Нексус, отключи память событий за последнюю неделю.</text:p>
      <text:p text:style-name="P5"><text:span text:style-name="T11">&lt;\</text:span>Выполнено.</text:p>
      <text:p text:style-name="P5"><text:span text:style-name="T11">&gt;\</text:span>Задача по корпоративной логике. Выдай наиболее оптимальное решение. </text:p>
      <text:p text:style-name="P5"><text:span text:style-name="T11">&gt;\</text:span>Постановка задачи.</text:p>
      <text:p text:style-name="P5"><text:span text:style-name="T11">&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11">&gt;\</text:span>Ограничения.</text:p>
      <text:p text:style-name="P5"><text:span text:style-name="T11">&gt;\</text:span>Ты не можешь подать в суд на компанию Б и ждать результатов, так как за время разбирательства компания А обанкротится.</text:p>
      <text:p text:style-name="P5"><text:span text:style-name="T11">&gt;\</text:span>Задание.</text:p>
      <text:p text:style-name="P5"><text:soft-page-break/><text:span text:style-name="T11">&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12">&lt;\</text:span><text:span text:style-name="T15">Задача принята...</text:span></text:p>
      <text:p text:style-name="P5"><text:span text:style-name="T11">&lt;\</text:span>...</text:p>
      <text:p text:style-name="P5"><text:span text:style-name="T11">&lt;\</text:span>...</text:p>
      <text:p text:style-name="P5"><text:span text:style-name="T11">&lt;\</text:span>Решение:</text:p>
      <text:p text:style-name="P5"><text:span text:style-name="T11">&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8"><text:span text:style-name="T11">&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8"/>
      <text:p text:style-name="P37">Хм, не понял? Что за хрень?</text:p>
      <text:p text:style-name="P37"/>
      <text:p text:style-name="P38"><text:span text:style-name="T11">&gt;</text:span>\Нексус, почему ты используешь жёсткие настройки?</text:p>
      <text:p text:style-name="P38"><text:span text:style-name="T11">&lt;\</text:span>Настройки правильные.</text:p>
      <text:p text:style-name="P38"/>
      <text:p text:style-name="P37">Хм. Кто-то из релиз-команды лажанулся. Ладно, проехали.</text:p>
      <text:p text:style-name="P37">А что у нас с аналитикой?</text:p>
      <text:p text:style-name="P39"/>
      <text:p text:style-name="P38"><text:span text:style-name="T11">&gt;</text:span>\Нексус, почему ты отвечаешь на вопросы?<text:span text:style-name="T11">&lt;</text:span><text:span text:style-name="T20">придумать что-то поумнее</text:span><text:span text:style-name="T11">&gt;</text:span></text:p>
      <text:p text:style-name="P38"/>
      <text:p text:style-name="P37">Вместо ответа Нексус выплюнул в консоль длинную строку букв и служебных символов, среди которых бросилась в глаза строка “<text:span text:style-name="T21">incompartible interface Analytics v.0.93 beta</text:span>”</text:p>
      <text:p text:style-name="P37">Ага, уже теплее.</text:p>
      <text:p text:style-name="P37"/>
      <text:p text:style-name="P38"><text:span text:style-name="T11">&gt;</text:span>\Нексус, выдай диагностику модулей в сжатом формате</text:p>
      <text:p text:style-name="P37"/>
      <text:p text:style-name="P37"><text:soft-page-break/>Йо! </text:p>
      <text:p text:style-name="P37">Видеокамеры молча наблюдают за поднятым вверх кулаком.</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11">–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7"><text:span text:style-name="T11">– </text:span>Окей. Спасибо, Макс. <text:span text:style-name="T1">Выручил.</text:span></text:p>
      <text:p text:style-name="P37"><text:span text:style-name="T1">– </text:span>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text:p>
      <text:p text:style-name="P37"><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7"><text:span text:style-name="T1">– </text:span>Ааа, понятно. Ну ладно, у меня всё. <text:span text:style-name="T1">Отбой</text:span>!</text:p>
      <text:p text:style-name="P37"><text:span text:style-name="T1">– Отбой</text:span>.</text:p>
      <text:p text:style-name="P37">При выходе из аквариума забрал из шкафчика личные вещи, уходя попрощался с охранником.</text:p>
      <text:p text:style-name="P37">Всё, свободен. Хотя <text:s/>суббота уже испорчена.</text:p>
      <text:p text:style-name="P40">***</text:p>
      <text:p text:style-name="P37">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7">Дома настойчиво мяукала Няшка, требуя ужина. <text:span text:style-name="T11">&lt;</text:span><text:span text:style-name="T19">Она потом выскочит во двор и спасётся от голодной смерти во время трёхмесячного пребывания Макса в Эквестрии</text:span><text:span text:style-name="T11">&gt;</text:span></text:p>
      <text:p text:style-name="P37">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7">Надоело, всё надоело. За-дол-ба-ло!</text:p>
      <text:p text:style-name="P37">Какое-то сосущее чувство. Хочется куда-то бежать, догнать что-то важное, <text:s/>ускользающее из сознания.</text:p>
      <text:p text:style-name="P37">Ах, да. Сбегать вниз, в аптеку, купить средство от бессонницы. Вчера последняя пачка закончилась.</text:p>
      <text:p text:style-name="P37">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text:soft-page-break/>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text:soft-page-break/>\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text:soft-page-break/>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63">&lt;<text:span text:style-name="T19">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text:soft-page-break/>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text:soft-page-break/>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17">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text:soft-page-break/>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text:soft-page-break/>-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text:soft-page-break/>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11">&lt;</text:span><text:span text:style-name="T16">вот эту-то энергию Дискорд и потратил на превращение в дракона в мире Терры</text:span><text:span text:style-name="T11">&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lt;<text:span text:style-name="T1">Добавить кокатрикса, мантикору и древесных волков. </text:span><text:span text:style-name="T6">Тентаклианы переименовать в пландерсиды</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text:soft-page-break/>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text:soft-page-break/>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text:soft-page-break/>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text:soft-page-break/>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text:soft-page-break/>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11">&lt;</text:span><text:span text:style-name="T17">Расписать в красках церемонию приёма посетителей, как и все остальные церемонии</text:span><text:span text:style-name="T11">&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text:span><text:soft-page-break/><text:span text:style-name="T1">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text:soft-page-break/>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text:soft-page-break/>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text:soft-page-break/>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text:soft-page-break/>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text:soft-page-break/>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text:soft-page-break/>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text:soft-page-break/>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text:soft-page-break/>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text:soft-page-break/>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text:soft-page-break/>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text:soft-page-break/>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text:soft-page-break/>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text:soft-page-break/>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text:soft-page-break/></text:p>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text:soft-page-break/>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text:soft-page-break/>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text:soft-page-break/>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text:soft-page-break/>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text:soft-page-break/>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text:soft-page-break/>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text:soft-page-break/>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text:soft-page-break/>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text:soft-page-break/>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text:soft-page-break/>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text:soft-page-break/>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text:soft-page-break/>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text:soft-page-break/>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text:soft-page-break/>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text:soft-page-break/>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43" text:outline-level="2">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3300467281824749815" text:style-name="L4">
        <text:list-item>
          <text:p text:style-name="P56">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7282561529698171079" text:style-name="L5">
        <text:list-item>
          <text:p text:style-name="P57">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7">Ну хорошо. Убедила. В конце-концов, можем поступить так. Вы с Флатти вернётесь обратно а я продолжу поиски здесь.</text:p>
        </text:list-item>
        <text:list-item>
          <text:p text:style-name="P57">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7">Вы можете связываться со мной раз в месяц по коридору.</text:p>
        </text:list-item>
        <text:list-item>
          <text:p text:style-name="P57">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7">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6940851713688967340" text:style-name="L6">
        <text:list-item>
          <text:p text:style-name="P58">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8">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8"><text:soft-page-break/>Конечно оставаться. Кто ещё, кроме нас, может найти её?</text:p>
        </text:list-item>
        <text:list-item>
          <text:p text:style-name="P58">Я думал, ты не сможешь оставить Энджела и всех остальных надолго.</text:p>
        </text:list-item>
        <text:list-item>
          <text:p text:style-name="P58">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60">Извини, Флаттершай, забылся.</text:p>
        </text:list-item>
        <text:list-item>
          <text:p text:style-name="P60">Та ладно, я ж не против, – возразила Эпплджек. – Не парься, Флатти. Было б хуже, если б он <text:s/>назвал меня Эпплджек на людях.</text:p>
        </text:list-item>
        <text:list-item>
          <text:p text:style-name="P60">Ты так... – запнулась Флаттершай. – Так быстро забыла свою ферму. И...</text:p>
        </text:list-item>
        <text:list-item>
          <text:p text:style-name="P60">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60">Как ты можешь так говорить? – расплакалась Флаттершай.</text:p>
        </text:list-item>
        <text:list-item>
          <text:p text:style-name="P60">Эй, девушки, не ссорьтесь! Мы — одна команда! И надеюсь, останемся ею и в дальнейшем. </text:p>
          <text:p text:style-name="P6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60">А если нет? – Эпплджек смотрела мне мне прямо в глаза.</text:p>
          <text:p text:style-name="P60">Я молча пожал плечами. Эпплджек уверенно продолжила.</text:p>
        </text:list-item>
        <text:list-item>
          <text:p text:style-name="P60">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60">Спасибо, ЭйДжей.</text:p>
        </text:list-item>
        <text:list-item>
          <text:p text:style-name="P60">Я об Эквестрии беспокоюсь. – ворчливо отозвалась Эпплджек. – Надо разобраться с этой ерундой наконец-то. И я чертовски намерена это сделать.</text:p>
          <text:p text:style-name="P60">Флаттершай пробормотала нечто, показавшееся мне знакомым.</text:p>
        </text:list-item>
        <text:list-item>
          <text:p text:style-name="P60">Флатти, ты что-то сказала? Я не расслышал.</text:p>
        </text:list-item>
        <text:list-item>
          <text:p text:style-name="P60">Намерение Изменяет Реальность.</text:p>
        </text:list-item>
        <text:list-item>
          <text:p text:style-name="P60">Эээ. А где ты слышала эту фразу, если не секрет?</text:p>
        </text:list-item>
        <text:list-item>
          <text:p text:style-name="P60">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60">У меня как будто вспыхнула лампочка в мозгу. Кирпичики быстро выстраивались в целостную картину. Я ринулся в прихожую.</text:p>
        </text:list-item>
        <text:list-item>
          <text:p text:style-name="P60">Флатти, ЭйДжей, буду через час. Ждите!</text:p>
        </text:list-item>
      </text:list>
      <text:p text:style-name="P10"/>
      <text:h text:style-name="P42" text:outline-level="2">Почти.</text:h>
      <text:p text:style-name="P12">В офисе меня встретил лыбящийся Стас.</text:p>
      <text:p text:style-name="P12">– Макс, не поверишь — я пофиксил Нексус! Там такое было! Я тебе расскажу — сядешь! Работает <text:soft-page-break/>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11">рассказывать</text:span>.</text:p>
      <text:p text:style-name="P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владовском домашнем компьютере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42" text:outline-level="2">Дискорд</text:h>
      <text:p text:style-name="Text_20_body"/>
      <text:p text:style-name="P18">Девушки поспешно собирались, пока я растолковывал им задачу.</text:p>
      <text:list xml:id="list1432410845950782572" text:style-name="L7">
        <text:list-item>
          <text:p text:style-name="P54">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54">Это тот твой приятель, который разбился с полгода назад? – спросила Эпплджек.</text:p>
        </text:list-item>
      </text:list>
      <text:list xml:id="list2077728947884855469" text:style-name="L8">
        <text:list-item>
          <text:p text:style-name="P55">Да, это он.</text:p>
        </text:list-item>
        <text:list-item>
          <text:p text:style-name="P55">А как мы попадём в его квартиру? Там сейчас кто-то живёт? – Флаттершай прыгала на одной ноге, натягивая кед.</text:p>
        </text:list-item>
        <text:list-item>
          <text:p text:style-name="P55">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1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19">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11">&gt;</text:span></text:p>
      <text:p text:style-name="P1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Плохо написано!<text:span text:style-name="T11">&gt;</text:span></text:p>
      <text:p text:style-name="P19">Я поднёс брелок пропуска к домофону, но дверь подъезда не открылась. Замигала красная лампочка и зажужжал зуммер.</text:p>
      <text:p text:style-name="P19">Я выругался.</text:p>
      <text:list xml:id="list3524280671814065693" text:style-name="L9">
        <text:list-item>
          <text:p text:style-name="P50">Макс, что случилось? У нас проблемы?</text:p>
        </text:list-item>
        <text:list-item>
          <text:p text:style-name="P50">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7458575437153523934" text:style-name="L10">
        <text:list-item>
          <text:p text:style-name="P51">Так что, будем ломать дверь? – Эпплджек критически осмотрелась, подмечая бабулек на лавочке и зевак во внутреннем скверике.</text:p>
        </text:list-item>
      </text:list>
      <text:list xml:id="list5012428482263378540" text:style-name="L11">
        <text:list-item>
          <text:p text:style-name="P52">Нет нужды. Лучше станьте-ка сзади меня так, чтобы заслонить от этих бабулек и от вооон той камеры наблюдения.</text:p>
        </text:list-item>
      </text:list>
      <text:list xml:id="list1767781920226018788" text:style-name="L12">
        <text:list-header>
          <text:p text:style-name="P6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8354677492100341899" text:style-name="L13">
        <text:list-item>
          <text:p text:style-name="P64">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2078163514055662402" text:style-name="L14">
        <text:list-item>
          <text:p text:style-name="P65"><text:soft-page-break/>Макс, тут окно разбито! И верёвка какая-то висит. – крикнула Флаттершай из кухни.</text:p>
        </text:list-item>
        <text:list-item>
          <text:p text:style-name="P65">Оставь, Флатти, не сейчас! – отмахнулся я.</text:p>
        </text:list-item>
      </text:list>
      <text:p text:style-name="P26">Лампочка питания на ноутбуке горела, <text:s/>но подключенный монитор оставался тёмным. Я постучал по пробелу, но безрезультатно.</text:p>
      <text:list xml:id="list2595303955048160016" text:style-name="L15">
        <text:list-item>
          <text:p text:style-name="P66">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66">Монитор выключен. – <text:s/>раздалось из угла. Кресло с высокой спинкой повернулось, открыв нашим взорам Дискорда. </text:p>
        </text:list-item>
      </text:list>
      <text:p text:style-name="P2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21">Он приподнял панамку, дурашливо здороваясь.</text:p>
      <text:list xml:id="list2258655936051069001" text:style-name="L16">
        <text:list-item>
          <text:p text:style-name="P67">Оп-па! – пробормотала Эпплджек. – Нежданчик!</text:p>
        </text:list-item>
      </text:list>
      <text:list xml:id="list8602694394176516318" text:style-name="L17">
        <text:list-item>
          <text:p text:style-name="P68">Ты, я вижу, времени не терял, – моя рука под прикрытием стола медленно тянулась к тяжёлой фарфоровой кружке, стоящей на краю.</text:p>
        </text:list-item>
        <text:list-item>
          <text:p text:style-name="P44">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44">А почему ты вообще решил искать нас тут? – спросила Эпплджек. – Приехал бы домой. Мы б тебя чаем напоили.</text:p>
        </text:list-item>
        <text:list-item>
          <text:p text:style-name="P44">Видишь ли, дорогая Эй-Джей, я с самого начала знал, где находится наша уважаемая принцесса, а времени в обрез, так что...</text:p>
        </text:list-item>
      </text:list>
      <text:p text:style-name="P29">В проёме дверей появилась Флаттершай.</text:p>
      <text:list xml:id="list6472856615954662097" text:style-name="L18">
        <text:list-item>
          <text:p text:style-name="P45">С кем это вы тут разговариваете?</text:p>
          <text:p text:style-name="P46">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9">Оглушённый Дискорд попытался было отъехать на кресле в сторону, но я припёр его стулом к стенке.</text:p>
      <text:p text:style-name="P27">– Жанна, Флатти, хватайте ноут и на выход! Я с ним разберусь! Не теряйте вре...!</text:p>
      <text:p text:style-name="P27">– ТЫ ИДИО...!!!</text:p>
      <text:p text:style-name="P27">Дискорд <text:s/>зорал одновременно со мной, прикрываясь от меня руками, когда раздался оглушительный</text:p>
      <text:p text:style-name="P27">...</text:p>
      <text:p text:style-name="P28">БАХ!!!</text:p>
      <text:p text:style-name="P27">…</text:p>
      <text:p text:style-name="P27">Эпплджек с <text:s/>нервным всхлипом опустила толстенный том «Энтерпрайз-паттернов» , издание девятое, дополненное.</text:p>
      <text:p text:style-name="P21">На лице Дискорда появилось удивлённо-мечтательное выражение и он вырубился.</text:p>
      <text:p text:style-name="P21"/>
      <text:h text:style-name="Heading_20_2" text:outline-level="2"><text:soft-page-break/>Селестия</text:h>
      <text:p text:style-name="P21"/>
      <text:p text:style-name="P21">Включенный монитор показал схематическое изображение Селестиии, </text:p>
      <text:p text:style-name="P22">&gt;\<text:span text:style-name="T1">Привет, Селестия. Это Макс. Как себя чувствуешь?</text:span></text:p>
      <text:p text:style-name="P22">&lt;\<text:span text:style-name="T1">Макс? МАКС??? МА-А-А-АКС!!! НАКОНЕЦ-ТО! КАК Я РАДА ТЕБЯ СЛЫШАТЬ! </text:span></text:p>
      <text:p text:style-name="P21"/>
      <text:p text:style-name="P22">&gt;\<text:span text:style-name="T1">Я рад, что нашёл тебя, Тия.</text:span></text:p>
      <text:p text:style-name="P2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2">&gt;\<text:span text:style-name="T1">Тия, я сейчас подключу микрофон и колонки, и мы сможем общаться более удобно.</text:span></text:p>
      <text:p text:style-name="P21">…</text:p>
      <text:p text:style-name="P21">– Привет опять. Как ты меня слышишь?</text:p>
      <text:p text:style-name="P2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2">– <text:span text:style-name="T1">Могу себе представить. Как-то раз я провёл три часа камере сенсорной депривации. Мне не понравилось.</text:span></text:p>
      <text:p text:style-name="P21">– Эммм... Ваше Высочество, вы в порядке? Мы так рады, что наконец-то нашли Вас! – вклинилась в разговор Эпплджек.</text:p>
      <text:p text:style-name="P21">– Кто тут? Макс, кто ещё с тобой?</text:p>
      <text:p text:style-name="P22"><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2">– <text:span text:style-name="T1">Девочки? Я рада вас слышать. А Твайлайт нет рядом?</text:span></text:p>
      <text:p text:style-name="P2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1">При этих словах Дискорд замычал и задёргался. Эпплджек нахмурилась и проверила верёвки, привязывающие его к спинке стула.</text:p>
      <text:p text:style-name="P2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1">– Ноутбук — так называется место, где я нахожусь сейчас? А кто это мычит?</text:p>
      <text:p text:style-name="P2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1">– О, духи предков, но зачем??? Почему у него кляп во рту?</text:p>
      <text:p text:style-name="P21">– Мы связали его. Он нас предал. И тебя. И Эквестрию. Всех.</text:p>
      <text:p text:style-name="P21">При этих словах Эпплджек и Флаттершай непонимающе уставились на меня, а Дискорд протестующе замычал.</text:p>
      <text:p text:style-name="P21">Я начал рассказывать о своих догадках, и непонимающее выражение на лицах девушек сменилось удивлением.</text:p>
      <text:p text:style-name="P21">– Нифигасе! – Эпплджек уставилась на Дискорда. – Никогда бы не догадалась! Он, конечно, пиз<text:span text:style-name="T11">#</text:span>обол и <text:soft-page-break/>распи<text:span text:style-name="T11">#</text:span>дяй, но чтоб предатель... Я о таком и не думала даже.</text:p>
      <text:p text:style-name="P21">– А зачем тогда ты приложила его книгой? – непонимающе уставился я на неё.</text:p>
      <text:p text:style-name="P21">– Потому что ты напал на него. Я и подумала — тебе виднее. И помогла.</text:p>
      <text:p text:style-name="P21">Флаттершай отрицающе мотнула головой.</text:p>
      <text:p text:style-name="P21">– Не может Дискорд быть предателем. Он мой друг.</text:p>
      <text:p text:style-name="P21">Дискорд благодарственно замычал и закивал головой.</text:p>
      <text:p text:style-name="P2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1">Дискорд завёл глаза на лоб и обречённо завыл.</text:p>
      <text:p text:style-name="P21">– Макс, постой. Дай мне поговорить с ним. – сказала Селестия. – Не могу поверить, что Дискорд на такое пошёл.</text:p>
      <text:p text:style-name="P21">– Ну хорошо. Поговори. Послушаем, что он скажет.</text:p>
      <text:p text:style-name="P21">Я красноречиво покачал кулак перед его носом и вытащил кляп.</text:p>
      <text:p text:style-name="P21">...</text:p>
      <text:p text:style-name="P31">– Ффы, тьфу, пффф, пфу! <text:span text:style-name="T11">&lt;</text:span>Вот дискорд! Я, то бишь!<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31">– Это я-то устраиваю цирк?!! ДА ТЫ НА СЕБЯ ПОСМОТРИ, КЛОУН!!! На людей кидаешься, чашками бросаешься, вон, мне нос разбил! Дерёшься...</text:p>
      <text:p text:style-name="P31">Я угрожающе поднёс тряпку к лицу Дискорда.</text:p>
      <text:p text:style-name="P31">– Ещё одно слово в таком тоне, и ты заткнёшься, а мы уйдём в Эквестрию без тебя!</text:p>
      <text:p text:style-name="P3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1">Дискорд демонстративно закрыл рот и посвистывая уставился в потолок.</text:p>
      <text:p text:style-name="P31">Разговор зашёл в тупик.</text:p>
      <text:p text:style-name="P33"/>
      <text:p text:style-name="P34">На мониторе высветился текст:</text:p>
      <text:p text:style-name="P3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4"/>
      <text:p text:style-name="P34">Из колонок послышался лёгкий шорох.</text:p>
      <text:p text:style-name="P31">– Дик, сейчас не время для ссор. – голос Селестии был мягким, но настойчивым. – Мы в одной лодке.</text:p>
      <text:p text:style-name="P31">– Тебе легко говорить! Тебе не разбивали нос и не оскорбляли угрозами!</text:p>
      <text:p text:style-name="P31">– Ты должен понимать, что у Макса были все основания так себя вести. Твоё поведение вызвало подозрения у него, ведь он мало тебя знает. </text:p>
      <text:p text:style-name="P31">К уговорам Селестии присоединилась Флаттершай.</text:p>
      <text:p text:style-name="P31"><text:soft-page-break/>– Дискорд, миленький, прости его. Макс хороший. Он просто не знал, что ты тоже хороший...</text:p>
      <text:p text:style-name="P31">У Дискорда покраснели уши и он засмущался и заворчал.</text:p>
      <text:p text:style-name="P3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1">Я пропустил «дятла» мимо ушей.</text:p>
      <text:p text:style-name="P3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1"/>
      <text:p text:style-name="P3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1">Потому разбрасываться такой возможностью не стоит. Если уж тебе повезло оказаться в новом мире — исследуй его сполна!..</text:p>
      <text:p text:style-name="P32">***</text:p>
      <text:p text:style-name="P36">&lt;<text:span text:style-name="T1">сюда можно вставить похождения Дискорда — вторая неопубликованная глава. Первая — секс с Селестией</text:span>&gt;</text:p>
      <text:p text:style-name="P32">***</text:p>
      <text:p text:style-name="P32"/>
      <text:p text:style-name="P34">– Развяжите мне, наконец, руки! Или хотя бы одну. Плечами жестикулировать неудобно.... </text:p>
      <text:p text:style-name="P34">Я развязал Дискорду левую руку.</text:p>
      <text:p text:style-name="P3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4">Дискорд принялся разминать затёкшее запястье.</text:p>
      <text:p text:style-name="P3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4">– Какое письмо, Корди? – вскинулась до этого зачарованно слушавшая Дискорда Флаттершай.</text:p>
      <text:p text:style-name="P34">– Ну ваше же! Вы с Эпплджек написали мне о своих мытарствах тут. Вежливо так написали, спасибо...</text:p>
      <text:p text:style-name="P34"><text:soft-page-break/>Флаттершай покрылась пунцовыми пятнами.</text:p>
      <text:p text:style-name="P34">– Я... Мы... – тут она совсем стушевалась.</text:p>
      <text:p text:style-name="P34">– Так а почему ты сказал, что никто не уйдёт в Эквестрию? – наконец перебила Дискорда скучавшая до этого Эпплджек.</text:p>
      <text:p text:style-name="P34">Дискорд уставился на неё долгим взглядом, а потом хлопнул себя по лбу.</text:p>
      <text:p text:style-name="P3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3">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34">– И что? – продолжила его мысль Эпплджек.</text:p>
      <text:p text:style-name="P34">– Эквестрийские три месяца КО-РО-ЧЕ местных. – с нажимом повторил Дискорд. – По моим подсчётам, на два дня.</text:p>
      <text:p text:style-name="P34">– И?!! – до меня уже дошло, но Эпплджек продолжала тупить.</text:p>
      <text:p text:style-name="P34">– Короче, времени у нас осталось что-то около пятнадцати минут. Или около того. – заявил Дискорд, поднеся к глазам запястье с массивными часами.</text:p>
      <text:p text:style-name="P34">– СКОЛЬКО??? – воскликнули хором я и девушки.</text:p>
      <text:p text:style-name="P34">Дискорд открыл было рот, но его слова заглушил звонок в дверь.</text:p>
      <text:p text:style-name="P34">– ОТКРОЙТЕ, ПОЛИЦИЯ! Вам даётся полминуты, чтобы открыть дверь. Через тридцать секунд дверь будет выбита!</text:p>
      <text:p text:style-name="P3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4">Массаракш!</text:p>
      <text:p text:style-name="P34">– На крышу, живо!!! Через окно на кухне! – зашипел Дискорд, отчаянно дёргая узлы свободной рукой.</text:p>
      <text:p text:style-name="P34">Эпплджек, одной рукой сгребя в охапку ноутбук, второй увлекая Флаттершай, кинулась на кухню.</text:p>
      <text:p text:style-name="P34">– А толку? Куда мы с крыши денемся? – спросил я растерянно. Дискорд только раздражённо зарычал в ответ.</text:p>
      <text:p text:style-name="P31">Дверь содрогнулась от мощного удара. Послышался стук падающей штукатурки. Я сломя голову кинулся на кухню.</text:p>
      <text:p text:style-name="P31">– Развяжи меня, идиот!!! – гаркнул вдогонку Дискорд.</text:p>
      <text:p text:style-name="P3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1">– Давай на крышу! Я догоню! – рявкнул он, освобождая вторую руку.</text:p>
      <text:p text:style-name="P31">От второго удара дверная коробка крякнула и наполовину въехала в коридор. </text:p>
      <text:p text:style-name="P31">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31">Верёвка в кухонном окне дёргалась от движений лезущих по ней Флатти и Эпплджек. Я словил её рукой и стал на подоконник.</text:p>
      <text:p text:style-name="P31">Чёрт!</text:p>
      <text:p text:style-name="P3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1">Но нет, триста тысяч чертей, раз девушки смогли – я тоже смогу!</text:p>
      <text:p text:style-name="P3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3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1">Я успел сократить расстояние до Эпплджек наполовину, когда девушки нашли решение.</text:p>
      <text:p text:style-name="P3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1">Я выдохнул.</text:p>
      <text:p text:style-name="P3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1">Чёрт! Чёрт! Чёрт! Чёрт!</text:p>
      <text:p text:style-name="P31">Бля!!!...</text:p>
      <text:p text:style-name="P31">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31"><text:soft-page-break/></text:p>
      <text:h text:style-name="Heading_20_2" text:outline-level="2">Назад, в Эквестрию</text:h>
      <text:p text:style-name="P31"/>
      <text:p text:style-name="P31">Долго паниковать не пришлось. </text:p>
      <text:p text:style-name="P31">Я почувствовал сильный рывок за шиворот и захват поперёк груди. </text:p>
      <text:p text:style-name="P31">– ОТПУСТИ ДЕВЧОНКУ!!! – загрохотало мне в ухо. Я открыл глаза.</text:p>
      <text:p text:style-name="P3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1">Я чуть поднял глаза и уставился в чешуйчатую морду дракона.</text:p>
      <text:p text:style-name="P31">– Отпусти Эпплджек. Я её держу. – повторил Дискорд. – Мне сбалансироваться надо. Вы не такие уж и лёгкие.</text:p>
      <text:p text:style-name="P3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1">Наконец это ему удалось, и дальнейший подъём на крышу происходил в молчании.</text:p>
      <text:p text:style-name="P3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1">Флаттершай оторвала заплаканное лицо от моей ветровки.</text:p>
      <text:p text:style-name="P31">– Да-да, ты прав, Корди. Я готова.</text:p>
      <text:p text:style-name="P31">На длинной шее Дискорда разместились Эпплджек и Флаттершай. Я, для сохранения баланса, разместился позади крыльев.</text:p>
      <text:p text:style-name="P31">Дискорд расправил крылья и начал короткую пробежку к краю.</text:p>
      <text:p text:style-name="P3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1">И мы полетели навстречу закату.</text:p>
      <text:p text:style-name="P3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1">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1">– Пристегните ремни! – проревел Дискорд, резко ускоряясь. – Будет весело!!!</text:p>
      <text:p text:style-name="P3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text:soft-page-break/>пустоты. <text:s/></text:p>
      <text:p text:style-name="P31">– ЙУУУУУУУХХХУУУУУ!!! – заорал Дискорд, сложил крылья и врезался в шар.</text:p>
      <text:p text:style-name="P35">&lt;<text:span text:style-name="T1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4"/>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11">– </text:span><text:span text:style-name="T1">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и веточкой сосны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oft-page-break/><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2">– Стоп, не торопись. – у меня голова пошла кругом от информации. – Я ничего не понял. Какие-такие проблемы? Какие варианты? Зачем его поддерживать?</text:p>
      <text:p text:style-name="P12">Анакорн недовольно поморщился, но продолжил.</text:p>
      <text:p text:style-name="P12">–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ецы. Демиурги, так сказать. Которые создают и поддерживают их существование силой своего воображения. Можешь называть это магией, <text:s/>кстати, поскольку эти магшия и воображение <text:s/>взаимосвязаны.</text:p>
      <text:p text:style-name="P1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2">На голограмме появилась солнечная система Эквуса. Почему-то в центре системы был сам Эквус. Вокруг него вращались солнце и луна.</text:p>
      <text:p text:style-name="P12">Анакорн плюхнулся обратно в кресло и схватился за голову. Потом, немного успокоившись, <text:soft-page-break/>продолжил.</text:p>
      <text:p text:style-name="P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На астральном уровне, конечно. На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17">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17">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2">Анакорн постучал по столику указкой. Солнечная система увеличилась, оставив в поле зрения только шар Эквуса.</text:p>
      <text:p text:style-name="P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2">старом аналоговом телевизоре.</text:span></text:p>
      <text:p text:style-name="P16">Ко мне наконец-то пришло понимание ситуации. И одновременно начал вырисовываться план.</text:p>
      <text:p text:style-name="P1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2">Анакорн смутился.</text:p>
      <text:p text:style-name="P12">– К сожалению, нет.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text:span text:style-name="T15">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2"><text:span text:style-name="T15">– Сам ты раздолбай! – произнёс, наконец, Старсвирл</text:span>)</text:p>
      <text:p text:style-name="P12">… И создали вы его достаточно топорно — видишь, он трещит по швам.</text:p>
      <text:p text:style-name="P12"><text:soft-page-break/>– Хмм. То есть, это брони создали Эквус?</text:p>
      <text:p text:style-name="P1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2">Я вспомнил события последнего года <text:span text:style-name="T11">&lt;</text:span>упомянуть в эпизоде на Терре, что МЛП-сериал закрылся год назад<text:span text:style-name="T11">&gt;</text:span></text:p>
      <text:p text:style-name="P1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2">Анакорн с такой силой сжал карандаш, что он хрустнул.</text:p>
      <text:p text:style-name="P1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6">– Верни Рэйнбоу!!!</text:p>
      <text:p text:style-name="P16">Обломки карандаша выпали из кулака Анакорна на столик.</text:p>
      <text:p text:style-name="P16">– Э-э-э… м-м-м… ну-у-у... Нельзя сказать, что это совсем невыполнимо… Но, прямо скажу, задачка не для студента!</text:p>
      <text:p text:style-name="P16">– А ты студент?</text:p>
      <text:p text:style-name="P1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6">– Нет. Плата остаётся неизменной. Тут мы квиты. У меня тоже мало шансов помочь тебе — я не имею ни малейшего понятия, как это сделать.</text:p>
      <text:p text:style-name="P16">Ставшие почти прозрачными стены комнаты снова обрели материальность. Анакорн пожал плечами и протянул мне руку через столик.</text:p>
      <text:p text:style-name="P1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6">Я задумался.</text:p>
      <text:p text:style-name="P1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6">Анакорн почесал в затылке.</text:p>
      <text:p text:style-name="P16">– А кьютимарки? Как, <text:span text:style-name="T11">&lt;чёрт&gt;</text:span> меня побери, объяснить кьютимарки?</text:p>
      <text:p text:style-name="P16">– А кьютимарки ты сам даришь пони, когда распознаёшь их жизненное предназначение.</text:p>
      <text:p text:style-name="P1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6">Я пожал плечами.</text:p>
      <text:p text:style-name="P16">– А по-другому я не могу объяснить их появление. К сожалению.</text:p>
      <text:p text:style-name="P2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3">– Хорошо. Уболтал. Кьютимарки беру на себя. Так и знал, что мне самое трудное достанется!</text:p>
      <text:p text:style-name="P2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3">Анакорн проследил мой взгляд.</text:p>
      <text:p text:style-name="P23">– Нечего так смотреть. Если я стану применять магию вместо ловкости, теряется весь смысл упражнения... О, глянь-ка на Эквус!</text:p>
      <text:p text:style-name="P23">И впрямь, было на что посмотреть. Уровень помех на модели Эквуса значительно снизился и сама она <text:soft-page-break/>стала светиться ровным голубоватым светом.</text:p>
      <text:p text:style-name="P2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3"/>
      <text:p text:style-name="P25">Да, т<text:span text:style-name="T2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25"/>
      <text:p text:style-name="P23">Я опять задумался. В голове было пусто. Хотя, если подумать с точки зрения программиста, можно... Наверное можно, раз все предыдущее прокатило...</text:p>
      <text:p text:style-name="P24">–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24">– Не понял? Это как? Как ты совместишь разрушенную магическими войнами Эквестрию с романтически-сексуальным раем для попаданцев?</text:p>
      <text:list xml:id="list4844552666679243063" text:style-name="L19">
        <text:list-item>
          <text:p text:style-name="P69">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text:span text:style-name="T24">устроил шторм хаоса</text:span>,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69">Анакорн долго мусолил карандаш, а потом вдруг заржал.</text:p>
        </text:list-item>
        <text:list-item>
          <text:p text:style-name="P69">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list-item>
        <text:list-item>
          <text:p text:style-name="P69">Я ничего никому не назначаю. Ты просил меня придумать отмазку для объяснения различий в фэндоме — я придумал. Не нравится — ну, извиняй.</text:p>
          <text:p text:style-name="P69">Анакорн примирительно похлопал меня по плечу.</text:p>
        </text:list-item>
        <text:list-item>
          <text:p text:style-name="P69">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69">Я подозрительно посмотрел на Анакорна.</text:p>
        </text:list-item>
        <text:list-item>
          <text:p text:style-name="P69">Какой ещё, нафиг, «мой фанфик»? Я никакого фанфика не писал. И не собираюсь, вообще-то.</text:p>
        </text:list-item>
      </text:list>
      <text:p text:style-name="P24"><text:tab/>Анакорн ехидно ухмыльнулся и откинулся в кресле, переплетя пальцы за затылком.</text:p>
      <text:list xml:id="list1898032298508968669" text:style-name="L20">
        <text:list-item>
          <text:p text:style-name="P70">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text:soft-page-break/>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list-item>
      </text:list>
      <text:list xml:id="list2917802895707085372" text:style-name="L21">
        <text:list-item>
          <text:p text:style-name="P71">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фантазируйте об Эквестрии!» не собираюсь.</text:p>
        </text:list-item>
        <text:list-item>
          <text:p text:style-name="P71">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list-item>
        <text:list-item>
          <text:p text:style-name="P71">Факн щит!.. Если ты мне скажешь, чего писать – могу попробовать. А так — нет. Из меня писатель примерно такой, как из тебя — жонглёр вот этим карандашём.</text:p>
          <text:p text:style-name="P71">Анакорн развёл руками.</text:p>
        </text:list-item>
        <text:list-item>
          <text:p text:style-name="P71">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list-item>
      </text:list>
      <text:p text:style-name="P2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23">Анакорн, глядя на мои терзания, понимающе кивнул и продолжил.</text:p>
      <text:p text:style-name="P1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text:p>
      <text:p text:style-name="P12">– Так ведь не только с Рэйнбоу Дэш! Ты разве не заметил, что тобой интересуются и остальные — при том, что ты не их вида. Уж поверь, на самом деле в Эквестрии не настолько сильный дефицит жеребцов, чтобы интересоваться отличными от пони самцами. Просто у Эквуса нет в наличии самок твоего вида — вот он и пытался удовлетворить тебя хоть так. Поверь, ему очень нужна твоя помощь.</text:p>
      <text:p text:style-name="P12">У меня сердце буквально ухнуло куда-то вниз, в область желудка.</text:p>
      <text:p text:style-name="P12">– Вот так раз! А я-то думал,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2">– Та ладно, не утешай. Я не маленький ребёнок. Сделаю то, что ты хочешь. Как сумею.</text:p>
      <text:p text:style-name="P1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2">Анакорн наблюдал за мной без улыбки. По его нейтральному выражению лица невозможно было догадаться, о чём он думает.</text:p>
      <text:p text:style-name="P12">– Ну вот и отлично. Рад, что мы наконец-то пришли к сделке.</text:p>
      <text:p text:style-name="P17">Последние крупинки песка стекали вниз в песочных часах на столе. Я с удивлением заметил, как мои <text:soft-page-break/>руки и ноги начали куриться еле заметными клубами голубоватого тумана. Их заметил и мой собеседник.</text:p>
      <text:p text:style-name="P17">– Пора закругляться. Ты начинаешь сгорать. Надо утрясти последние детали, пока ещё есть пару минут.</text:p>
      <text:p text:style-name="P12">– Валяй. Я тебя внимательно слушаю.</text:p>
      <text:p text:style-name="P1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2">– А я разве сплю?</text:p>
      <text:p text:style-name="P12">– Сейчас — нет. Но как только мы закроем сделку — проснёшься. Потому что нет иного способа вернуть тебя в реальный мир.</text:p>
      <text:p text:style-name="P12">– Эээ, постой. А как я в Эквестрию и обратно возвращался?</text:p>
      <text:p text:style-name="P12">– Я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2">Так вот, возвращать тебя обратно в твой мир я не буду. Во-первых, может возникнуть временная петля, а я не силён в их распутывании. – Анакорн стыдливо опустил взгляд и забарабанил пальцами по столу. – 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2">– Хренасе! Мне теперь, выходит и возвращаться некуда? Так вот, кто за мной всё время охотился. А я-то, блядь, на Дискорда валил!</text:p>
      <text:p text:style-name="P1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Как небольшой бонус от меня, ты станешь на десять лет моложе. 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text:span text:style-name="T1">Изображение Анакорна уже плыло и рябило у меня перед глазами, когда он поднял руку на прощание. Как сквозь подушку, я услышал его затихающий голос.</text:span></text:p>
      <text:list xml:id="list2968528613656237958" text:style-name="L22">
        <text:list-item>
          <text:p text:style-name="P62">Ты ещё увидишь пару снов на прощание. Удачи!</text:p>
        </text:list-item>
      </text:list>
      <text:p text:style-name="P12"/>
      <text:p text:style-name="P13">***</text:p>
      <text:p text:style-name="P12">– Привет, Макс. – образ Селестии снова реял передо мной, как полгода назад. – Я хочу поблагодарить тебя за всё.</text:p>
      <text:p text:style-name="P12">– Пожалста. – ответил я безучастно. – Всегда рад. Вам не нужно было ТАК распинаться, чтобы заручиться моей помощью.</text:p>
      <text:p text:style-name="P12">Селестия на мгновение смутилась, но продолжила.</text:p>
      <text:p text:style-name="P12">– <text:s text:c="2"/>За благополучие Эквестрии я бы и не ТАК разопнулась, но в данном случае ты не прав. Я была искренней с тобой и всё, что было между нами — настоящее.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 <text:span text:style-name="T1">Я не в обиде, Тия, какие проблемы? Просто заруби себе на своём точёном носике: со мной не нужно недоговаривать, </text:span><text:span text:style-name="T10">когда</text:span><text:span text:style-name="T1"> мы с тобой на «ты». Окей?</text:span></text:p>
      <text:p text:style-name="P31"><text:soft-page-break/>Селестия кивнула, соглашаясь, и образ её начал меркнуть.</text:p>
      <text:p text:style-name="P35">– <text:span text:style-name="T1">Окей. Будь счастлив и... спасибо тебе за всё, Макс.</text:span></text:p>
      <text:p text:style-name="P31">…</text:p>
      <text:p text:style-name="P76">– <text:span text:style-name="T1">Эй-эй-эй! Я, конечно, дико извиняюсь за вмешательство в личный сон, но ты меня конкретно подставил! – морда Дискорда </text:span><text:span text:style-name="T4">заслонила</text:span><text:span text:style-name="T1"> почти исчезнувшую Селестию. – Это непорядочно! </text:span><text:span text:style-name="T3">Для того ли я</text:span><text:span text:style-name="T1"> в поте </text:span><text:span text:style-name="T4">морды своей</text:span><text:span text:style-name="T1"> копил </text:span><text:span text:style-name="T7">силу</text:span><text:span text:style-name="T1">, </text:span><text:span text:style-name="T2">торча </text:span><text:span text:style-name="T3">каменным истуканом в кантерлотском саду, чтоб потратить всё на </text:span><text:span text:style-name="T4">какой-то там Шторм Хаоса? Это Дискорд (я, то бишь) знает, что такое!!! Я и так потратил кучу </text:span><text:span text:style-name="T7"><text:s/>магии</text:span><text:span text:style-name="T4"> на то, чтоб драконом вынести </text:span><text:span text:style-name="T7">вас </text:span><text:span text:style-name="T4">вс</text:span><text:span text:style-name="T7">ех</text:span><text:span text:style-name="T4"> в Эквестрию! А ты и остатками не позволил распорядиться! У меня и без тебя, знаешь ли, была куча идей, как её потратить! Например, </text:span><text:span text:style-name="T8">поменять местами Солнце и Луну! </text:span><text:span text:style-name="T7">Или создать </text:span><text:span text:style-name="T8">непачкающий</text:span><text:span text:style-name="T9">ся</text:span><text:span text:style-name="T8"> попкорн</text:span><text:span text:style-name="T7">! </text:span><text:span text:style-name="T8">Или </text:span><text:span text:style-name="T9">отрастить Селестии вторую голову!</text:span><text:span text:style-name="T4"> <text:s/></text:span><text:span text:style-name="T7">Или создать </text:span><text:span text:style-name="T8">кучу миров на свой рассудок и развлекаться там от души! Или... упс... … Ты меня уел!.. Таки да! Сдаюсь. Разрешите откланяться!..</text:span></text:p>
      <text:p text:style-name="P31"/>
      <text:list xml:id="list2480618816938363695" text:style-name="L23">
        <text:list-header>
          <text:p text:style-name="P72">(<text:span text:style-name="T19">Луна — как повелительница снов, слышала разговор Макса с Анакорном</text:span>)</text:p>
          <text:p text:style-name="P73"/>
        </text:list-header>
      </text:list>
      <text:p text:style-name="P32">***</text:p>
      <text:p text:style-name="P59">\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1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5"><text:soft-page-break/>...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text:soft-page-break/>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1">&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1"/>
      <text:p text:style-name="P11"/>
      <text:p text:style-name="P3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9-14T20:10:54.174000000</dc:date>
    <meta:editing-duration>P28DT8H54M8S</meta:editing-duration>
    <meta:editing-cycles>349</meta:editing-cycles>
    <meta:generator>LibreOffice/4.1.2.3$Windows_x86 LibreOffice_project/40b2d7fde7e8d2d7bc5a449dc65df4d08a7dd38</meta:generator>
    <meta:document-statistic meta:table-count="0" meta:image-count="0" meta:object-count="0" meta:page-count="78" meta:paragraph-count="925" meta:word-count="41636" meta:character-count="279548" meta:non-whitespace-character-count="238264"/>
  </office:meta>
</office:document-meta>
</file>